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AAAAA+DejaVuSans" svg:font-family="CAAAAA+DejaVuSans" style:font-family-generic="swiss"/>
    <style:font-face style:name="FAAAAA+DejaVuSans-Oblique" svg:font-family="FAAAAA+DejaVuSans-Oblique" style:font-family-generic="swis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end" style:justify-single-word="false"/>
      <style:text-properties fo:font-style="italic" fo:font-weight="bold" style:font-style-asian="italic" style:font-weight-asian="bold" style:font-style-complex="italic" style:font-weight-complex="bold"/>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1 OPEN SOURCE</text:p>
      <text:p text:style-name="Standard"/>
      <text:p text:style-name="P2">SONIA ARIZO <text:s/>Y JUSTO CATALÁ</text:p>
      <text:p text:style-name="Standard"/>
      <text:p text:style-name="Standard"/>
      <text:p text:style-name="Standard"><text:span text:style-name="T1">NOMBRE DEL PROYECTO:</text:span> aMSN</text:p>
      <text:p text:style-name="Standard"><text:span text:style-name="T1"/></text:p>
      <text:p text:style-name="Standard"><text:span text:style-name="T1">OBJETIVO:</text:span> </text:p>
      <text:p text:style-name="Standard"/>
      <text:p text:style-name="Standard"><text:tab/>El objetivo del proyecto es la realización de una aplicación multiplataforma de messenger compatible con MSN de microsoft. Se pretende conseguir que la aplicación de mensajería instantánea más utilizada en la actualidad pueda ser usada por usuarios que no dispongan del sistema operativo Windows.</text:p>
      <text:p text:style-name="Standard"/>
      <text:p text:style-name="P3">HISTORIA:</text:p>
      <text:p text:style-name="P3"/>
      <text:p text:style-name="Standard"><text:tab/>Alvaro J. Iradier Muro inició el proyecto ante la imposibilidad de poder comunicarse con usuarios de Windows a través del messenger puesto que estos usaban el sw propietario que Microsoft incluye por defecto en su SO.</text:p>
      <text:p text:style-name="Standard"><text:tab/>La primera versión de la que tenemos constancia a través del sistema de control de versiones SVN de la página del proyecto es la versión 0.52 <text:s/>seguida de la 0,60 ( hace 4 años). Después de ésta, no encontramos constancia de las versiones creadas en los siguientes 2 años hasta la 0,92, 0,93 y 0,94 de hace 2 años. La versión 0,95 aparece hace 14 meses. La versión candidata 0,96 <text:s/>aparece hace 8 meses, y 5 meses después se hace estable.</text:p>
      <text:p text:style-name="Standard"/>
      <text:p text:style-name="P3">ESTADO:</text:p>
      <text:p text:style-name="P3"/>
      <text:p text:style-name="Standard"><text:tab/>Actualmente el proyecto se encuentra en una fase estable, ya que hace sólo 3 meses que la versión 0.96 fue liberada. Ahora el equipo de desarrolladores está resolviendo los bugs encontrados como los comportamientos de las cuentas que no son de hotmail o problemas con los plugins de música.</text:p>
      <text:p text:style-name="Standard"/>
      <text:p text:style-name="P3">HERRAMIENTAS:</text:p>
      <text:p text:style-name="P3"/>
      <text:p text:style-name="Standard"><text:tab/>Los lenguajes de programación que utilizan en el proyecto son C, C++ y Tcl.</text:p>
      <text:p text:style-name="Standard"><text:tab/>El control de versiones lo realizan a partir de SVN.</text:p>
      <text:p text:style-name="Standard"><text:tab/>Las herramientas de sw que utilizan no se especifican.</text:p>
      <text:p text:style-name="Standard"/>
      <text:p text:style-name="P3">DECISIONES:</text:p>
      <text:p text:style-name="P3"/>
      <text:p text:style-name="Standard"><text:tab/>Los administradores registrados en el proyecto son: araider, burgerman, kakaroto, lephilousophe y lordofscripts, por lo que serán los encargados de tomar las decisiones y coordinar a los distintos colaboradores y desarrollad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AAAAA+DejaVuSans" svg:font-family="CAAAAA+DejaVuSans" style:font-family-generic="swiss"/>
    <style:font-face style:name="FAAAAA+DejaVuSans-Oblique" svg:font-family="FAAAAA+DejaVuSans-Oblique" style:font-family-generic="swis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7-02-23T16:28:52</meta:creation-date>
    <dc:date>2007-02-23T17:17:36</dc:date>
    <dc:language>es-ES</dc:language>
    <meta:editing-cycles>5</meta:editing-cycles>
    <meta:editing-duration>PT48M48S</meta:editing-duration>
    <meta:user-defined meta:name="Info 1"/>
    <meta:user-defined meta:name="Info 2"/>
    <meta:user-defined meta:name="Info 3"/>
    <meta:user-defined meta:name="Info 4"/>
    <meta:document-statistic meta:table-count="0" meta:image-count="0" meta:object-count="0" meta:page-count="1" meta:paragraph-count="16" meta:word-count="291" meta:character-count="1781"/>
  </office:meta>
</office:document-meta>
</file>